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4.799cm" style:type="right" style:leader-style="dotted" style:leader-text="."/>
        </style:tab-stops>
      </style:paragraph-properties>
    </style:style>
    <style:style style:name="P2" style:family="paragraph" style:parent-style-name="Body_20_Text_20_First_20_Indent">
      <style:paragraph-properties fo:text-align="center" style:justify-single-word="false"/>
      <style:text-properties style:font-name="Times" fo:font-size="16pt" fo:font-weight="bold" style:font-size-asian="16pt" style:font-weight-asian="bold" style:font-size-complex="16pt"/>
    </style:style>
    <style:style style:name="P3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4.817cm" style:type="right" style:leader-style="dotted" style:leader-text="."/>
        </style:tab-stops>
      </style:paragraph-properties>
    </style:style>
    <style:style style:name="P5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nstalling xCAT2.0</text:p>
      <text:p text:style-name="P2">04/24/2008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1.Removing xCAT2.0|outline" text:style-name="Internet_20_link" text:visited-style-name="Internet_20_link">1.0 Removing xCAT2.0</text:a><text:tab/>1</text:p>
          <text:p text:style-name="P4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4"><text:a xlink:type="simple" xlink:href="#1.2.Stop xcatd|outline" text:style-name="Internet_20_link" text:visited-style-name="Internet_20_link">1.2 Stop xcatd</text:a><text:tab/>1</text:p>
          <text:p text:style-name="P4"><text:a xlink:type="simple" xlink:href="#1.3.Remove xCAT rpms|outline" text:style-name="Internet_20_link" text:visited-style-name="Internet_20_link">1.3 Remove xCAT rpms</text:a><text:tab/>1</text:p>
          <text:p text:style-name="P4"><text:a xlink:type="simple" xlink:href="#1.4.Remove OSS prerequisites installed for xCAT|outline" text:style-name="Internet_20_link" text:visited-style-name="Internet_20_link">1.4 Remove OSS prerequisites installed for xCAT</text:a><text:tab/>1</text:p>
          <text:p text:style-name="P4"><text:a xlink:type="simple" xlink:href="#1.5.Remove xCAT ssh keys and credentials|outline" text:style-name="Internet_20_link" text:visited-style-name="Internet_20_link">1.5 Remove xCAT ssh keys and credentials</text:a><text:tab/>2</text:p>
          <text:p text:style-name="P4"><text:a xlink:type="simple" xlink:href="#1.6.Remove xCAT data directories|outline" text:style-name="Internet_20_link" text:visited-style-name="Internet_20_link">1.6 Remove xCAT data directories</text:a><text:tab/>2</text:p>
          <text:p text:style-name="P4"><text:a xlink:type="simple" xlink:href="#1.7.Remove xCAT install Directories|outline" text:style-name="Internet_20_link" text:visited-style-name="Internet_20_link">1.7 Remove xCAT install Directories</text:a><text:tab/>2</text:p>
          <text:p text:style-name="P4"><text:a xlink:type="simple" xlink:href="#1.8.Extraneous files|outline" text:style-name="Internet_20_link" text:visited-style-name="Internet_20_link">1.8 Extraneous files</text:a><text:tab/>2</text:p>
          <text:p text:style-name="P4"><text:a xlink:type="simple" xlink:href="#1.9.Remove Postgresql Database ( if using Service Nodes)|outline" text:style-name="Internet_20_link" text:visited-style-name="Internet_20_link">1.9 Remove Postgresql Database ( if using Service Nodes)</text:a><text:tab/>2</text:p>
        </text:index-body>
      </text:table-of-content>
      <text:p text:style-name="Date"/>
      <text:p text:style-name="Date"/>
      <text:p text:style-name="P1"/>
      <text:h text:style-name="Heading_20_1" text:outline-level="1">Removing xCAT2.0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/>
      <text:p text:style-name="Standard"><text:s text:c="2"/>Service xcatd stop</text:p>
      <text:h text:style-name="Heading_20_2" text:outline-level="2">Remove xCAT rpms</text:h>
      <text:list text:style-name="WW8Num8">
        <text:list-item>
          <text:p text:style-name="List_20_Bullet_20_2">rpm -e xCAT-2.0</text:p>
        </text:list-item>
        <text:list-item>
          <text:p text:style-name="List_20_Bullet_20_2">rpm -e xCAT-server-2.0</text:p>
        </text:list-item>
        <text:list-item>
          <text:p text:style-name="List_20_Bullet_20_2">rpm -e xCAT-client-2.0</text:p>
        </text:list-item>
        <text:list-item>
          <text:p text:style-name="List_20_Bullet_20_2">rpm -e perl-xCAT-2.0</text:p>
        </text:list-item>
        <text:list-item>
          <text:p text:style-name="List_20_Bullet_20_2">rpm -e xCAT-nbroot-oss-x86-64</text:p>
        </text:list-item>
        <text:list-item>
          <text:p text:style-name="List_20_Bullet_20_2">rpm -e xCAT-nbroot-core-x86_64</text:p>
        </text:list-item>
        <text:list-item>
          <text:p text:style-name="List_20_Bullet_20_2">rpm -e xCAT-nbkernel-x86_64</text:p>
        </text:list-item>
      </text:list>
      <text:h text:style-name="Heading_20_2" text:outline-level="2">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<text:soft-page-break/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Remove xCAT ssh keys and credentials</text:h>
      <text:list text:style-name="WW8Num8">
        <text:list-item text:start-value="1">
          <text:p text:style-name="List_20_Bullet_20_2">rm -rf <text:s/>$ROOTHOME/ssh</text:p>
        </text:list-item>
        <text:list-item>
          <text:p text:style-name="List_20_Bullet_20_2">rm -rf <text:s/>$ROOTHOME/.xcat</text:p>
        </text:list-item>
      </text:list>
      <text:h text:style-name="Heading_20_2" text:outline-level="2">Remove xCAT data directories</text:h>
      <text:list text:style-name="WW8Num8">
        <text:list-item text:start-value="1">
          <text:p text:style-name="List_20_Bullet_20_2">rm -rf /install</text:p>
        </text:list-item>
        <text:list-item>
          <text:p text:style-name="List_20_Bullet_20_2">rm -rf /tftpboot/xcat*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</text:list>
      <text:h text:style-name="Heading_20_2" text:outline-level="2" text:is-list-header="true"/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</text:list>
      <text:h text:style-name="Heading_20_2" text:outline-level="2">Remove Postgresql Database ( if using Service Nodes)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List_20_Number_20_3" style:display-name="List Number 3" style:family="paragraph" style:parent-style-name="Standard" style:list-style-name="WW8Num3">
      <style:paragraph-properties fo:margin-left="0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cm" fo:margin-right="0cm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559cm" fo:margin-right="0cm" fo:margin-top="0cm" fo:margin-bottom="0cm" fo:text-align="start" style:justify-single-word="false" fo:text-indent="-0.559cm" style:auto-text-indent="false" style:text-autospace="none">
        <style:tab-stops>
          <style:tab-stop style:position="2.032cm"/>
          <style:tab-stop style:position="4.064cm"/>
          <style:tab-stop style:position="6.096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  <style:tab-stop style:position="18.062cm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space-before="0.318cm"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style:num-suffix="." text:bullet-char="*"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1.005cm" text:min-label-width="0.635cm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2.27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54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81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6.08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7.35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62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89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1.1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)" style:num-format="1">
        <style:list-level-properties text:space-before="1.27cm" text:min-label-width="0.635cm"/>
      </text:list-level-style-number>
      <text:list-level-style-number text:level="2" style:num-suffix=")" style:num-format="1">
        <style:list-level-properties text:space-before="1.90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3.175cm" text:min-label-width="0.635cm"/>
      </text:list-level-style-number>
      <text:list-level-style-number text:level="5" style:num-prefix="(" style:num-suffix=")" style:num-format="a" style:num-letter-sync="true">
        <style:list-level-properties text:space-before="3.81cm" text:min-label-width="0.635cm"/>
      </text:list-level-style-number>
      <text:list-level-style-number text:level="6" style:num-prefix="(" style:num-suffix=")" style:num-format="i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a" style:num-letter-sync="true">
        <style:list-level-properties text:space-before="5.715cm" text:min-label-width="0.635cm"/>
      </text:list-level-style-number>
      <text:list-level-style-number text:level="9" style:num-suffix="." style:num-format="i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text:style-name="WW8Num21z2" style:num-suffix="." style:num-format="1">
        <style:list-level-properties text:space-before="5.08cm" text:min-label-width="0.635cm"/>
      </text:list-level-style-number>
      <text:list-level-style-number text:level="4" style:num-suffix="." style:num-format="1">
        <style:list-level-properties text:space-before="6.35cm" text:min-label-width="0.635cm"/>
      </text:list-level-style-number>
      <text:list-level-style-number text:level="5" style:num-suffix="." style:num-format="1">
        <style:list-level-properties text:space-before="7.62cm" text:min-label-width="0.635cm"/>
      </text:list-level-style-number>
      <text:list-level-style-number text:level="6" style:num-suffix="." style:num-format="1">
        <style:list-level-properties text:space-before="8.89cm" text:min-label-width="0.635cm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1">
        <style:list-level-properties text:space-before="11.43cm" text:min-label-width="0.635cm"/>
      </text:list-level-style-number>
      <text:list-level-style-number text:level="9" style:num-suffix="." style:num-format="1">
        <style:list-level-properties text:space-before="12.7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text:style-name="WW8Num23z2" style:num-suffix="." style:num-format="1">
        <style:list-level-properties text:space-before="4.445cm" text:min-label-width="0.635cm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1">
        <style:list-level-properties text:space-before="6.985cm" text:min-label-width="0.635cm"/>
      </text:list-level-style-number>
      <text:list-level-style-number text:level="6" style:num-suffix="." style:num-format="1">
        <style:list-level-properties text:space-before="8.255cm" text:min-label-width="0.635cm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1">
        <style:list-level-properties text:space-before="10.795cm" text:min-label-width="0.635cm"/>
      </text:list-level-style-number>
      <text:list-level-style-number text:level="9" style:num-suffix="." style:num-format="1">
        <style:list-level-properties text:space-before="12.06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5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0.318cm"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Uninstalling xCAT2.0</dc:title>
    <meta:initial-creator>IBM_USER</meta:initial-creator>
    <meta:creation-date>2008-03-11T09:00:00</meta:creation-date>
    <dc:creator>XiaoPeng Wang</dc:creator>
    <dc:date>2009-04-08T10:50:49</dc:date>
    <meta:print-date>2008-03-11T09:01:00</meta:print-date>
    <meta:editing-cycles>16</meta:editing-cycles>
    <meta:editing-duration>PT5H5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3" meta:word-count="319" meta:character-count="1661"/>
  </office:meta>
</office:document-meta>
</file>